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0.6839in"/>
    </style:style>
    <style:style style:name="co5" style:family="table-column">
      <style:table-column-properties fo:break-before="auto" style:column-width="0.3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04">
      <style:table-cell-properties fo:background-color="#ff8000"/>
    </style:style>
    <style:style style:name="ce3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ORMUL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+</text:p>
          </table:table-cell>
          <table:table-cell table:style-name="ce1" table:formula="of:=[.$B$4]*(((1+[.$B$3])^[.$B$2]-1)/([.$B$3]*(1+[.$B$3])^[.$B$2]))+[.$B$1]*(((1+[.$B$3])^[.$B$2]-([.$B$3]*[.$B$2])-1)/([.$B$3]^2*(1+[.$B$3])^[.$B$2]))" office:value-type="currency" office:currency="USD" office:value="10376.5652053878" calcext:value-type="currency">
            <text:p>$10,376.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string" calcext:value-type="string">
            <text:p>-</text:p>
          </table:table-cell>
          <table:table-cell table:style-name="ce1" table:formula="of:=[.$B$4]*(((1+[.$B$3])^[.$B$2]-1)/([.$B$3]*(1+[.$B$3])^[.$B$2]))-[.$B$1]*(((1+[.$B$3])^[.$B$2]-([.$B$3]*[.$B$2])-1)/([.$B$3]^2*(1+[.$B$3])^[.$B$2]))" office:value-type="currency" office:currency="USD" office:value="9480.15053601451" calcext:value-type="currency">
            <text:p>$9,480.15</text:p>
          </table:table-cell>
          <table:table-cell table:number-columns-repeated="16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VALOR FUTUR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P</text:p>
          </table:table-cell>
          <table:table-cell table:style-name="ce1" table:formula="of:=[.E3]" office:value-type="currency" office:currency="USD" office:value="10376.5652053878" calcext:value-type="currency">
            <text:p>$10,376.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F</text:p>
          </table:table-cell>
          <table:table-cell table:style-name="ce1" table:formula="of:=[.B9]*(1+[.B3])^[.B2]" office:value-type="currency" office:currency="USD" office:value="23370.012877878" calcext:value-type="currency">
            <text:p>$23,370.01</text:p>
          </table:table-cell>
          <table:table-cell table:number-columns-repeated="19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18"/>
          <table:table-cell table:style-name="ce3" table:formula="of:=([.R16]+12)*1.07" office:value-type="float" office:value="2833.72635562522" calcext:value-type="float">
            <text:p>2833.72635562522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table:formula="of:=([.Q17]+12)*1.07" office:value-type="float" office:value="2636.34238843479" calcext:value-type="float">
            <text:p>2636.34238843479</text:p>
          </table:table-cell>
          <table:table-cell table:style-name="ce3" table:formula="of:=[.R16]" office:value-type="float" office:value="2636.34238843479" calcext:value-type="float">
            <text:p>2636.3423884347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9"/>
          <table:table-cell table:style-name="ce2" table:formula="of:=([.P18]+12)*1.07" office:value-type="currency" office:currency="USD" office:value="2451.87139106055" calcext:value-type="currency">
            <text:p>$2,451.87</text:p>
          </table:table-cell>
          <table:table-cell table:style-name="ce2" table:formula="of:=[.Q17]" office:value-type="currency" office:currency="USD" office:value="2451.87139106055" calcext:value-type="currency">
            <text:p>$2,451.87</text:p>
          </table:table-cell>
          <table:table-cell table:style-name="ce2" table:formula="of:=[.R17]" office:value-type="currency" office:currency="USD" office:value="2451.87139106055" calcext:value-type="currency">
            <text:p>$2,451.87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8"/>
          <table:table-cell table:style-name="ce2" table:formula="of:=([.O19]+12)*1.07" office:value-type="currency" office:currency="USD" office:value="2279.46858977621" calcext:value-type="currency">
            <text:p>$2,279.47</text:p>
          </table:table-cell>
          <table:table-cell table:style-name="ce2" table:formula="of:=[.P18]" office:value-type="currency" office:currency="USD" office:value="2279.46858977621" calcext:value-type="currency">
            <text:p>$2,279.47</text:p>
          </table:table-cell>
          <table:table-cell table:style-name="ce2" table:formula="of:=[.Q18]" office:value-type="currency" office:currency="USD" office:value="2279.46858977621" calcext:value-type="currency">
            <text:p>$2,279.47</text:p>
          </table:table-cell>
          <table:table-cell table:style-name="ce2" table:formula="of:=[.R18]" office:value-type="currency" office:currency="USD" office:value="2279.46858977621" calcext:value-type="currency">
            <text:p>$2,279.47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7"/>
          <table:table-cell table:style-name="ce2" table:formula="of:=([.N20]+12)*1.07" office:value-type="currency" office:currency="USD" office:value="2118.34447642637" calcext:value-type="currency">
            <text:p>$2,118.34</text:p>
          </table:table-cell>
          <table:table-cell table:style-name="ce2" table:formula="of:=[.O19]" office:value-type="currency" office:currency="USD" office:value="2118.34447642637" calcext:value-type="currency">
            <text:p>$2,118.34</text:p>
          </table:table-cell>
          <table:table-cell table:style-name="ce2" table:formula="of:=[.P19]" office:value-type="currency" office:currency="USD" office:value="2118.34447642637" calcext:value-type="currency">
            <text:p>$2,118.34</text:p>
          </table:table-cell>
          <table:table-cell table:style-name="ce2" table:formula="of:=[.Q19]" office:value-type="currency" office:currency="USD" office:value="2118.34447642637" calcext:value-type="currency">
            <text:p>$2,118.34</text:p>
          </table:table-cell>
          <table:table-cell table:style-name="ce2" table:formula="of:=[.R19]" office:value-type="currency" office:currency="USD" office:value="2118.34447642637" calcext:value-type="currency">
            <text:p>$2,118.34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6"/>
          <table:table-cell table:style-name="ce2" table:formula="of:=([.M21]+12)*1.07" office:value-type="currency" office:currency="USD" office:value="1967.76119292184" calcext:value-type="currency">
            <text:p>$1,967.76</text:p>
          </table:table-cell>
          <table:table-cell table:style-name="ce2" table:formula="of:=[.N20]" office:value-type="currency" office:currency="USD" office:value="1967.76119292184" calcext:value-type="currency">
            <text:p>$1,967.76</text:p>
          </table:table-cell>
          <table:table-cell table:style-name="ce2" table:formula="of:=[.O20]" office:value-type="currency" office:currency="USD" office:value="1967.76119292184" calcext:value-type="currency">
            <text:p>$1,967.76</text:p>
          </table:table-cell>
          <table:table-cell table:style-name="ce2" table:formula="of:=[.P20]" office:value-type="currency" office:currency="USD" office:value="1967.76119292184" calcext:value-type="currency">
            <text:p>$1,967.76</text:p>
          </table:table-cell>
          <table:table-cell table:style-name="ce2" table:formula="of:=[.Q20]" office:value-type="currency" office:currency="USD" office:value="1967.76119292184" calcext:value-type="currency">
            <text:p>$1,967.76</text:p>
          </table:table-cell>
          <table:table-cell table:style-name="ce2" table:formula="of:=[.R20]" office:value-type="currency" office:currency="USD" office:value="1967.76119292184" calcext:value-type="currency">
            <text:p>$1,967.7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5"/>
          <table:table-cell table:style-name="ce2" table:formula="of:=([.L22]+12)*1.07" office:value-type="currency" office:currency="USD" office:value="1827.0291522634" calcext:value-type="currency">
            <text:p>$1,827.03</text:p>
          </table:table-cell>
          <table:table-cell table:style-name="ce2" table:formula="of:=[.M21]" office:value-type="currency" office:currency="USD" office:value="1827.0291522634" calcext:value-type="currency">
            <text:p>$1,827.03</text:p>
          </table:table-cell>
          <table:table-cell table:style-name="ce2" table:formula="of:=[.N21]" office:value-type="currency" office:currency="USD" office:value="1827.0291522634" calcext:value-type="currency">
            <text:p>$1,827.03</text:p>
          </table:table-cell>
          <table:table-cell table:style-name="ce2" table:formula="of:=[.O21]" office:value-type="currency" office:currency="USD" office:value="1827.0291522634" calcext:value-type="currency">
            <text:p>$1,827.03</text:p>
          </table:table-cell>
          <table:table-cell table:style-name="ce2" table:formula="of:=[.P21]" office:value-type="currency" office:currency="USD" office:value="1827.0291522634" calcext:value-type="currency">
            <text:p>$1,827.03</text:p>
          </table:table-cell>
          <table:table-cell table:style-name="ce2" table:formula="of:=[.Q21]" office:value-type="currency" office:currency="USD" office:value="1827.0291522634" calcext:value-type="currency">
            <text:p>$1,827.03</text:p>
          </table:table-cell>
          <table:table-cell table:style-name="ce2" table:formula="of:=[.R21]" office:value-type="currency" office:currency="USD" office:value="1827.0291522634" calcext:value-type="currency">
            <text:p>$1,827.0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4"/>
          <table:table-cell table:style-name="ce2" table:formula="of:=([.K23]+12)*1.07" office:value-type="currency" office:currency="USD" office:value="1695.50388062" calcext:value-type="currency">
            <text:p>$1,695.50</text:p>
          </table:table-cell>
          <table:table-cell table:style-name="ce2" table:formula="of:=[.L22]" office:value-type="currency" office:currency="USD" office:value="1695.50388062" calcext:value-type="currency">
            <text:p>$1,695.50</text:p>
          </table:table-cell>
          <table:table-cell table:style-name="ce2" table:formula="of:=[.M22]" office:value-type="currency" office:currency="USD" office:value="1695.50388062" calcext:value-type="currency">
            <text:p>$1,695.50</text:p>
          </table:table-cell>
          <table:table-cell table:style-name="ce2" table:formula="of:=[.N22]" office:value-type="currency" office:currency="USD" office:value="1695.50388062" calcext:value-type="currency">
            <text:p>$1,695.50</text:p>
          </table:table-cell>
          <table:table-cell table:style-name="ce2" table:formula="of:=[.O22]" office:value-type="currency" office:currency="USD" office:value="1695.50388062" calcext:value-type="currency">
            <text:p>$1,695.50</text:p>
          </table:table-cell>
          <table:table-cell table:style-name="ce2" table:formula="of:=[.P22]" office:value-type="currency" office:currency="USD" office:value="1695.50388062" calcext:value-type="currency">
            <text:p>$1,695.50</text:p>
          </table:table-cell>
          <table:table-cell table:style-name="ce2" table:formula="of:=[.Q22]" office:value-type="currency" office:currency="USD" office:value="1695.50388062" calcext:value-type="currency">
            <text:p>$1,695.50</text:p>
          </table:table-cell>
          <table:table-cell table:style-name="ce2" table:formula="of:=[.R22]" office:value-type="currency" office:currency="USD" office:value="1695.50388062" calcext:value-type="currency">
            <text:p>$1,695.5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2" table:formula="of:=([.J24]+12)*1.07" office:value-type="currency" office:currency="USD" office:value="1572.583066" calcext:value-type="currency">
            <text:p>$1,572.58</text:p>
          </table:table-cell>
          <table:table-cell table:style-name="ce2" table:formula="of:=[.K23]" office:value-type="currency" office:currency="USD" office:value="1572.583066" calcext:value-type="currency">
            <text:p>$1,572.58</text:p>
          </table:table-cell>
          <table:table-cell table:style-name="ce2" table:formula="of:=[.L23]" office:value-type="currency" office:currency="USD" office:value="1572.583066" calcext:value-type="currency">
            <text:p>$1,572.58</text:p>
          </table:table-cell>
          <table:table-cell table:style-name="ce2" table:formula="of:=[.M23]" office:value-type="currency" office:currency="USD" office:value="1572.583066" calcext:value-type="currency">
            <text:p>$1,572.58</text:p>
          </table:table-cell>
          <table:table-cell table:style-name="ce2" table:formula="of:=[.N23]" office:value-type="currency" office:currency="USD" office:value="1572.583066" calcext:value-type="currency">
            <text:p>$1,572.58</text:p>
          </table:table-cell>
          <table:table-cell table:style-name="ce2" table:formula="of:=[.O23]" office:value-type="currency" office:currency="USD" office:value="1572.583066" calcext:value-type="currency">
            <text:p>$1,572.58</text:p>
          </table:table-cell>
          <table:table-cell table:style-name="ce2" table:formula="of:=[.P23]" office:value-type="currency" office:currency="USD" office:value="1572.583066" calcext:value-type="currency">
            <text:p>$1,572.58</text:p>
          </table:table-cell>
          <table:table-cell table:style-name="ce2" table:formula="of:=[.Q23]" office:value-type="currency" office:currency="USD" office:value="1572.583066" calcext:value-type="currency">
            <text:p>$1,572.58</text:p>
          </table:table-cell>
          <table:table-cell table:style-name="ce2" table:formula="of:=[.R23]" office:value-type="currency" office:currency="USD" office:value="1572.583066" calcext:value-type="currency">
            <text:p>$1,572.58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2"/>
          <table:table-cell table:style-name="ce2" table:formula="of:=([.I25]+12)*1.07" office:value-type="currency" office:currency="USD" office:value="1457.7038" calcext:value-type="currency">
            <text:p>$1,457.70</text:p>
          </table:table-cell>
          <table:table-cell table:style-name="ce2" table:formula="of:=[.J24]" office:value-type="currency" office:currency="USD" office:value="1457.7038" calcext:value-type="currency">
            <text:p>$1,457.70</text:p>
          </table:table-cell>
          <table:table-cell table:style-name="ce2" table:formula="of:=[.K24]" office:value-type="currency" office:currency="USD" office:value="1457.7038" calcext:value-type="currency">
            <text:p>$1,457.70</text:p>
          </table:table-cell>
          <table:table-cell table:style-name="ce2" table:formula="of:=[.L24]" office:value-type="currency" office:currency="USD" office:value="1457.7038" calcext:value-type="currency">
            <text:p>$1,457.70</text:p>
          </table:table-cell>
          <table:table-cell table:style-name="ce2" table:formula="of:=[.M24]" office:value-type="currency" office:currency="USD" office:value="1457.7038" calcext:value-type="currency">
            <text:p>$1,457.70</text:p>
          </table:table-cell>
          <table:table-cell table:style-name="ce2" table:formula="of:=[.N24]" office:value-type="currency" office:currency="USD" office:value="1457.7038" calcext:value-type="currency">
            <text:p>$1,457.70</text:p>
          </table:table-cell>
          <table:table-cell table:style-name="ce2" table:formula="of:=[.O24]" office:value-type="currency" office:currency="USD" office:value="1457.7038" calcext:value-type="currency">
            <text:p>$1,457.70</text:p>
          </table:table-cell>
          <table:table-cell table:style-name="ce2" table:formula="of:=[.P24]" office:value-type="currency" office:currency="USD" office:value="1457.7038" calcext:value-type="currency">
            <text:p>$1,457.70</text:p>
          </table:table-cell>
          <table:table-cell table:style-name="ce2" table:formula="of:=[.Q24]" office:value-type="currency" office:currency="USD" office:value="1457.7038" calcext:value-type="currency">
            <text:p>$1,457.70</text:p>
          </table:table-cell>
          <table:table-cell table:style-name="ce2" table:formula="of:=[.R24]" office:value-type="currency" office:currency="USD" office:value="1457.7038" calcext:value-type="currency">
            <text:p>$1,457.7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/>
          <table:table-cell table:style-name="ce2" table:formula="of:=([.H26]+12)*1.07" office:value-type="currency" office:currency="USD" office:value="1350.34" calcext:value-type="currency">
            <text:p>$1,350.34</text:p>
          </table:table-cell>
          <table:table-cell table:style-name="ce2" table:formula="of:=[.I25]" office:value-type="currency" office:currency="USD" office:value="1350.34" calcext:value-type="currency">
            <text:p>$1,350.34</text:p>
          </table:table-cell>
          <table:table-cell table:style-name="ce2" table:formula="of:=[.J25]" office:value-type="currency" office:currency="USD" office:value="1350.34" calcext:value-type="currency">
            <text:p>$1,350.34</text:p>
          </table:table-cell>
          <table:table-cell table:style-name="ce2" table:formula="of:=[.K25]" office:value-type="currency" office:currency="USD" office:value="1350.34" calcext:value-type="currency">
            <text:p>$1,350.34</text:p>
          </table:table-cell>
          <table:table-cell table:style-name="ce2" table:formula="of:=[.L25]" office:value-type="currency" office:currency="USD" office:value="1350.34" calcext:value-type="currency">
            <text:p>$1,350.34</text:p>
          </table:table-cell>
          <table:table-cell table:style-name="ce2" table:formula="of:=[.M25]" office:value-type="currency" office:currency="USD" office:value="1350.34" calcext:value-type="currency">
            <text:p>$1,350.34</text:p>
          </table:table-cell>
          <table:table-cell table:style-name="ce2" table:formula="of:=[.N25]" office:value-type="currency" office:currency="USD" office:value="1350.34" calcext:value-type="currency">
            <text:p>$1,350.34</text:p>
          </table:table-cell>
          <table:table-cell table:style-name="ce2" table:formula="of:=[.O25]" office:value-type="currency" office:currency="USD" office:value="1350.34" calcext:value-type="currency">
            <text:p>$1,350.34</text:p>
          </table:table-cell>
          <table:table-cell table:style-name="ce2" table:formula="of:=[.P25]" office:value-type="currency" office:currency="USD" office:value="1350.34" calcext:value-type="currency">
            <text:p>$1,350.34</text:p>
          </table:table-cell>
          <table:table-cell table:style-name="ce2" table:formula="of:=[.Q25]" office:value-type="currency" office:currency="USD" office:value="1350.34" calcext:value-type="currency">
            <text:p>$1,350.34</text:p>
          </table:table-cell>
          <table:table-cell table:style-name="ce2" table:formula="of:=[.R25]" office:value-type="currency" office:currency="USD" office:value="1350.34" calcext:value-type="currency">
            <text:p>$1,350.34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table:formula="of:=[.B4]" office:value-type="currency" office:currency="USD" office:value="1250" calcext:value-type="currency">
            <text:p>$1,250.00</text:p>
          </table:table-cell>
          <table:table-cell table:style-name="ce2" table:formula="of:=[.H26]" office:value-type="currency" office:currency="USD" office:value="1250" calcext:value-type="currency">
            <text:p>$1,250.00</text:p>
          </table:table-cell>
          <table:table-cell table:style-name="ce2" table:formula="of:=[.I26]" office:value-type="currency" office:currency="USD" office:value="1250" calcext:value-type="currency">
            <text:p>$1,250.00</text:p>
          </table:table-cell>
          <table:table-cell table:style-name="ce2" table:formula="of:=[.J26]" office:value-type="currency" office:currency="USD" office:value="1250" calcext:value-type="currency">
            <text:p>$1,250.00</text:p>
          </table:table-cell>
          <table:table-cell table:style-name="ce2" table:formula="of:=[.K26]" office:value-type="currency" office:currency="USD" office:value="1250" calcext:value-type="currency">
            <text:p>$1,250.00</text:p>
          </table:table-cell>
          <table:table-cell table:style-name="ce2" table:formula="of:=[.L26]" office:value-type="currency" office:currency="USD" office:value="1250" calcext:value-type="currency">
            <text:p>$1,250.00</text:p>
          </table:table-cell>
          <table:table-cell table:style-name="ce2" table:formula="of:=[.M26]" office:value-type="currency" office:currency="USD" office:value="1250" calcext:value-type="currency">
            <text:p>$1,250.00</text:p>
          </table:table-cell>
          <table:table-cell table:style-name="ce2" table:formula="of:=[.N26]" office:value-type="currency" office:currency="USD" office:value="1250" calcext:value-type="currency">
            <text:p>$1,250.00</text:p>
          </table:table-cell>
          <table:table-cell table:style-name="ce2" table:formula="of:=[.O26]" office:value-type="currency" office:currency="USD" office:value="1250" calcext:value-type="currency">
            <text:p>$1,250.00</text:p>
          </table:table-cell>
          <table:table-cell table:style-name="ce2" table:formula="of:=[.P26]" office:value-type="currency" office:currency="USD" office:value="1250" calcext:value-type="currency">
            <text:p>$1,250.00</text:p>
          </table:table-cell>
          <table:table-cell table:style-name="ce2" table:formula="of:=[.Q26]" office:value-type="currency" office:currency="USD" office:value="1250" calcext:value-type="currency">
            <text:p>$1,250.00</text:p>
          </table:table-cell>
          <table:table-cell table:style-name="ce2" table:formula="of:=[.R26]" office:value-type="currency" office:currency="USD" office:value="1250" calcext:value-type="currency">
            <text:p>$1,250.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8"/>
          <table:table-cell table:formula="of:=SUM([.S15:.S26])" office:value-type="float" office:value="23440.6742931284" calcext:value-type="float">
            <text:p>23440.67429312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20:37:36.458372248</meta:creation-date>
    <dc:date>2024-08-07T21:07:35.464009820</dc:date>
    <meta:editing-duration>PT9M17S</meta:editing-duration>
    <meta:editing-cycles>3</meta:editing-cycles>
    <meta:generator>LibreOffice/24.2.5.2$Linux_X86_64 LibreOffice_project/420$Build-2</meta:generator>
    <meta:document-statistic meta:table-count="1" meta:cell-count="110" meta:object-count="0"/>
  </office:meta>
</office:document-meta>
</file>